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WWNum5">
      <style:paragraph-properties fo:margin-left="0.5in" fo:margin-right="0in" fo:line-height="150%" fo:text-indent="-0.25in" style:auto-text-indent="false"/>
    </style:style>
    <style:style style:name="P3" style:family="paragraph" style:parent-style-name="Standard" style:list-style-name="WWNum2">
      <style:paragraph-properties fo:margin-left="0.5in" fo:margin-right="0in" fo:line-height="150%" fo:text-indent="-0.25in" style:auto-text-indent="false"/>
    </style:style>
    <style:style style:name="P4" style:family="paragraph" style:parent-style-name="Standard" style:list-style-name="WWNum1">
      <style:paragraph-properties fo:margin-left="0.5in" fo:margin-right="0in" fo:line-height="150%" fo:text-indent="-0.25in" style:auto-text-indent="false"/>
    </style:style>
    <style:style style:name="P5" style:family="paragraph" style:parent-style-name="Standard" style:list-style-name="WWNum6">
      <style:paragraph-properties fo:margin-left="0.5in" fo:margin-right="0in" fo:line-height="150%" fo:text-indent="-0.25in" style:auto-text-indent="false"/>
    </style:style>
    <style:style style:name="P6" style:family="paragraph" style:parent-style-name="Standard" style:list-style-name="WWNum3">
      <style:paragraph-properties fo:margin-left="1in" fo:margin-right="0in" fo:line-height="150%" fo:text-indent="-0.25in" style:auto-text-indent="false"/>
    </style:style>
    <style:style style:name="P7" style:family="paragraph" style:parent-style-name="Standard" style:list-style-name="WWNum2">
      <style:paragraph-properties fo:margin-left="1in" fo:margin-right="0in" fo:line-height="150%" fo:text-indent="-0.25in" style:auto-text-indent="false"/>
    </style:style>
    <style:style style:name="P8" style:family="paragraph" style:parent-style-name="Standard" style:list-style-name="WWNum4">
      <style:paragraph-properties fo:margin-left="1in" fo:margin-right="0in" fo:line-height="150%" fo:text-indent="-0.25in" style:auto-text-indent="false"/>
    </style:style>
    <style:style style:name="P9" style:family="paragraph" style:parent-style-name="Standard">
      <style:paragraph-properties fo:margin-left="0.5in" fo:margin-right="0in" fo:line-height="150%" fo:text-indent="0in" style:auto-text-indent="false"/>
    </style:style>
    <style:style style:name="P10" style:family="paragraph" style:parent-style-name="Heading_20_1" style:master-page-name="Standard">
      <style:paragraph-properties fo:line-height="150%" fo:text-align="center" style:justify-single-word="false" style:page-number="1"/>
    </style:style>
    <style:style style:name="P11" style:family="paragraph" style:parent-style-name="Heading_20_3">
      <style:paragraph-properties fo:line-height="150%"/>
    </style:style>
    <style:style style:name="P12" style:family="paragraph" style:parent-style-name="Heading_20_2">
      <style:paragraph-properties fo:line-height="150%"/>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8exj25ob9zst"/>Constitution of the Stevens Linux Users Group</text:p>
      <text:p text:style-name="P12"><text:bookmark text:name="_gm6bh46ouy7y"/>Article I: Name</text:p>
      <text:p text:style-name="P1"><text:span text:style-name="T1">The name of this organization shall be the Stevens Linux Users Group, herein referred to as “SLUG,</text:span>”<text:span text:style-name="T1"> established under the Student Government Association at Stevens Institute of Technology.</text:span></text:p>
      <text:p text:style-name="P12"><text:bookmark text:name="_wzbarkvhdst0"/>Article II: Purpose</text:p>
      <text:p text:style-name="P1"><text:span text:style-name="T1">The purpose of SLUG </text:span>shall be<text:span text:style-name="T1"> to educate and engage students within the Stevens community in open source hardware and software</text:span>, primarily in relation to Linux. SLUG shall serve to foster an interest in the collaborative aspect of open source software throughout the Stevens student body through general meetings, special events, and discussion. SLUG shall also serve to provide assistance to members of the Stevens student body who experiment with Linux and open source operating systems, whether it be required by a class or as a hobby project.</text:p>
      <text:p text:style-name="P12"><text:bookmark text:name="_ar0wj6lxzcl0"/>Article III: Membership</text:p>
      <text:p text:style-name="P11"><text:bookmark text:name="_pj93k3fno365"/>Section 1: General Membership</text:p>
      <text:p text:style-name="P1">Membership in SLUG shall be open to all undergraduate students at Stevens Institute of Technology.</text:p>
      <text:p text:style-name="P11"><text:bookmark text:name="_nkf4xcoqbjut"/>Section 2: Voting Membership</text:p>
      <text:p text:style-name="P1">An undergraduate student is a voting member of SLUG when they have:</text:p>
      <text:list xml:id="list476772910" text:style-name="WWNum5">
        <text:list-item>
          <text:p text:style-name="P2">Attended three (3) of the last eight (8) general body meetings; and</text:p>
        </text:list-item>
        <text:list-item>
          <text:p text:style-name="P2">Attended one (1) of the last two (2) events.</text:p>
        </text:list-item>
      </text:list>
      <text:p text:style-name="P1"/>
      <text:p text:style-name="P12"><text:bookmark text:name="_z0p1x5n5e6qi"/>Article IV: Executive Officers</text:p>
      <text:p text:style-name="P11"><text:bookmark text:name="_8dvkvqt2ar8q"/>Section 1: Summary</text:p>
      <text:p text:style-name="P1">The Executive Board shall consist of elected officers listed in Article IV, Section 2, who will administer SLUG affairs and programs. A member may only hold a single office at one time.</text:p>
      <text:p text:style-name="P11"><text:bookmark text:name="_cwmnucz2x9ny"/>Section 2: Duties</text:p>
      <text:p text:style-name="P1">Each officer shall perform the following duties as specified:</text:p>
      <text:list xml:id="list4157050823" text:style-name="WWNum2">
        <text:list-item>
          <text:p text:style-name="P3">President</text:p>
        </text:list-item>
      </text:list>
      <text:list xml:id="list524801285" text:style-name="WWNum3">
        <text:list-item>
          <text:list>
            <text:list-item>
              <text:p text:style-name="P6">Preside over all SLUG events and meetings.</text:p>
            </text:list-item>
            <text:list-item>
              <text:p text:style-name="P6">Be the official representative of SLUG in all student, faculty, and administrative matters.</text:p>
            </text:list-item>
            <text:list-item>
              <text:p text:style-name="P6">Call and sanction events and meetings of SLUG and the Executive Board.</text:p>
            </text:list-item>
            <text:list-item>
              <text:p text:style-name="P6">Delegate duties to other officers when necessary.</text:p>
            </text:list-item>
          </text:list>
        </text:list-item>
      </text:list>
      <text:list xml:id="list141940585214725" text:continue-list="list4157050823" text:style-name="WWNum2">
        <text:list-item>
          <text:p text:style-name="P3">Vice President</text:p>
          <text:list>
            <text:list-item>
              <text:p text:style-name="P7">Perform all duties assigned by the President.</text:p>
            </text:list-item>
            <text:list-item>
              <text:p text:style-name="P7"><text:soft-page-break/>Assume all responsibilities of the President in their absence.</text:p>
            </text:list-item>
            <text:list-item>
              <text:p text:style-name="P7">Delegate duties to the treasurer and secretary when necessary.</text:p>
            </text:list-item>
          </text:list>
        </text:list-item>
        <text:list-item>
          <text:p text:style-name="P3">Treasurer</text:p>
        </text:list-item>
      </text:list>
      <text:list xml:id="list1384104158" text:style-name="WWNum4">
        <text:list-item>
          <text:list>
            <text:list-item>
              <text:p text:style-name="P8">Perform all duties assigned by the President.</text:p>
            </text:list-item>
            <text:list-item>
              <text:p text:style-name="P8">Maintain the records of all financial matters of the organization.</text:p>
            </text:list-item>
            <text:list-item>
              <text:p text:style-name="P8">Prepare a budget to submit to the Executive Board and the Student Government Association when requested.</text:p>
            </text:list-item>
            <text:list-item>
              <text:p text:style-name="P8">Bring forward ideas for meetings and events, including the resources required for such.</text:p>
            </text:list-item>
          </text:list>
        </text:list-item>
      </text:list>
      <text:list xml:id="list141940451042729" text:continue-list="list141940585214725" text:style-name="WWNum2">
        <text:list-item>
          <text:p text:style-name="P3">Secretary</text:p>
          <text:list>
            <text:list-item>
              <text:p text:style-name="P7">Perform all duties assigned by the President.</text:p>
            </text:list-item>
            <text:list-item>
              <text:p text:style-name="P7">Orchestrate communications with the club body regarding upcoming events and important information regarding news in the free and open source community.</text:p>
            </text:list-item>
          </text:list>
        </text:list-item>
      </text:list>
      <text:p text:style-name="P11"><text:bookmark text:name="_nx8tz9fvpysx"/>Section 3: Eligibility</text:p>
      <text:p text:style-name="P1">Only voting members may hold officer positions.</text:p>
      <text:p text:style-name="P11"><text:bookmark text:name="_xkyka3u6s9lo"/>Section 4: Election of Officers</text:p>
      <text:p text:style-name="P1">Officers serve until resignation or until their successor is elected. Elections shall occur annually as specified by the Student Government Association’s Unified Elections process, and as necessary to fill vacancies. Vacancy elections must be held within two weeks of the vacancy occurring.</text:p>
      <text:p text:style-name="P11"><text:bookmark text:name="_bhbzqhrflgn3"/>Section 5: Resignation</text:p>
      <text:p text:style-name="P1">Should an officer of the Executive Board choose to resign from office, this individual must submit a formal notice of resignation to the Executive Board. This member is responsible for the duties of their position for up to two weeks or until a suitable replacement is chosen.</text:p>
      <text:p text:style-name="P11"><text:bookmark text:name="_lpj3jqh8t42a"/>Section 6: Removal from Office</text:p>
      <text:p text:style-name="P1">Any officer of the Executive Board, who ​does not attend two consecutive Executive Board meetings without valid reason​, or is failing to perform their duties, is liable to be impeached from the Executive Board.</text:p>
      <text:p text:style-name="P11"><text:bookmark text:name="_59lbh0rm5x37"/>Section 7: Impeachment</text:p>
      <text:p text:style-name="P1">Any officer may be impeached by petition of one third of the voting membership. To implement this officer’s removal, the Executive Board has the discretion to impeach the officer in question pending a simple majority approval of the voting membership. A majority vote is required to effect the removal.</text:p>
      <text:p text:style-name="P11"><text:bookmark text:name="_aae9dngpkijf"/>Section 8: Succession</text:p>
      <text:p text:style-name="P1">In the event of an impeachment, vacacted offices shall be assigned at the discretion of the President until vacancy elections can be held. Should the President be removed, the Vice President assumes the position of President and vacates the position of Vice President.</text:p>
      <text:p text:style-name="P12"><text:bookmark text:name="_6uz858zcmesb"/>Article V: Events and Meetings</text:p>
      <text:p text:style-name="P11"><text:bookmark text:name="_mkql49bo6w93"/>Section 1: Quorum</text:p>
      <text:p text:style-name="P1">A simple majority of voting members shall constitute quorum.</text:p>
      <text:p text:style-name="P11"><text:bookmark text:name="_de8zt4kqmo4i"/>Section 2: Regular Meetings</text:p>
      <text:p text:style-name="P1"><text:soft-page-break/>The President must call at least one event or meeting per month during the fall and spring semesters.</text:p>
      <text:p text:style-name="P11"><text:bookmark text:name="_la3xm4f8sx3b"/>Section 3: Special Meetings</text:p>
      <text:p text:style-name="P1">When the Executive Board identifies potential collaborative events with other organizations, it will undergo a process for evaluating and planning such an event. The process includes the following.</text:p>
      <text:p text:style-name="P1"/>
      <text:list xml:id="list2844985243" text:style-name="WWNum1">
        <text:list-item>
          <text:p text:style-name="P4">Defining the goals and objectives of the collaboration: The Executive Board would define the goals and objectives of the collaboration, such as increasing awareness of a particular issue, building relationships with other organizations, or fundraising for a specific cause.</text:p>
        </text:list-item>
        <text:list-item>
          <text:p text:style-name="P4">Identifying potential partners: The Executive Board would research and identify potential partners that align with the organization's mission and goals.</text:p>
        </text:list-item>
      </text:list>
      <text:p text:style-name="P9"/>
      <text:list xml:id="list141938700347789" text:continue-numbering="true" text:style-name="WWNum1">
        <text:list-item>
          <text:p text:style-name="P4">Evaluating potential partners: The Executive Board would evaluate the potential partners based on their mission, reputation, resources, and ability to contribute to the collaboration.</text:p>
        </text:list-item>
      </text:list>
      <text:p text:style-name="P9"/>
      <text:list xml:id="list141940497262512" text:continue-numbering="true" text:style-name="WWNum1">
        <text:list-item>
          <text:p text:style-name="P4">Developing a partnership agreement: The Executive Board would develop a partnership agreement that outlines the roles, responsibilities, and expectations of each partner.</text:p>
        </text:list-item>
      </text:list>
      <text:p text:style-name="P9"><text:tab/></text:p>
      <text:list xml:id="list141938493383331" text:continue-numbering="true" text:style-name="WWNum1">
        <text:list-item>
          <text:p text:style-name="P4">Planning the event: The Executive Board would plan the event in collaboration with the partner organization, including logistics, marketing, and fundraising.</text:p>
        </text:list-item>
      </text:list>
      <text:p text:style-name="P9"/>
      <text:list xml:id="list141939989360588" text:continue-numbering="true" text:style-name="WWNum1">
        <text:list-item>
          <text:p text:style-name="P4">Implementing and evaluating the event: The Executive Board would implement the event and evaluate its success based on the goals and objectives outlined in the partnership agreement.</text:p>
        </text:list-item>
      </text:list>
      <text:p text:style-name="P12"><text:bookmark text:name="_j93o9i4dqk50"/>Article VI: Parliamentary Authority</text:p>
      <text:p text:style-name="P1">Procedures not specifically defined in this Constitution or the bylaws shall be adopted from the latest official edition of Robert’s Rules of Order, Newly Revised.</text:p>
      <text:p text:style-name="P12"><text:bookmark text:name="_1p5p09nlp085"/>Article VII: Bylaws</text:p>
      <text:p text:style-name="P1">SLUG reserves the right to create bylaws and other rules of order at its discretion. No bylaw shall supersede or be inconsistent with this Constitution or the policies set forth by the Student Government Association.</text:p>
      <text:p text:style-name="P12"><text:bookmark text:name="_si0ofz7dv43z"/>Article VIII: Amendments</text:p>
      <text:p text:style-name="P1">Amendments to this Constitution shall require a two-thirds supermajority of voting members at a meeting with at least two-thirds of voting members present. Amendments must subsequently be approved by the Senate of the Student Government Association. The general body shall be given at least one week’s notice prior to the meeting. Notice must include the amendments to be made.</text:p>
      <text:p text:style-name="P12"><text:bookmark text:name="_7ja8zig31al9"/>Article IX: Chaos Clause</text:p>
      <text:p text:style-name="P1">Procedures not specifically defined in this constitution shall be adopted from previous experience of the Executive Positions.</text:p>
      <text:p text:style-name="P12"><text:bookmark text:name="_2ylmps35iw4o"/>Article X: Ratification</text:p>
      <text:p text:style-name="P1">This constitution shall become effective upon:</text:p>
      <text:list xml:id="list2140969503" text:style-name="WWNum6">
        <text:list-item>
          <text:p text:style-name="P5">Any existing organization bearing the name: Stevens Linux Users Group</text:p>
        </text:list-item>
        <text:list-item>
          <text:p text:style-name="P5">Approval by the Student Government Associ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none"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none"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72" meta:word-count="1036" meta:character-count="6774" meta:non-whitespace-character-count="5741"/>
    <meta:generator>LibreOfficeDev/6.0.5.2$Linux_X86_64 LibreOffice_project/</meta:generator>
  </office:meta>
</office:document-meta>
</file>